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dddddd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56cm" svg:height="2.55cm" svg:x="3.108cm" svg:y="4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3.1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6.8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9.308cm" svg:y="4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21.808cm" svg:y="4.0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6.808cm" svg:y="6.5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9.308cm" svg:y="6.5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808cm" svg:y="6.5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6.808cm" svg:y="9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9.308cm" svg:y="9.06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21.808cm" svg:y="9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608cm" svg:y="4.06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56cm" svg:height="2.55cm" svg:x="11.108cm" svg:y="4.06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8.608cm" svg:y="6.56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56cm" svg:height="2.55cm" svg:x="11.108cm" svg:y="6.56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18:43:43.381978533</dc:date>
    <meta:editing-duration>PT2H56M15S</meta:editing-duration>
    <meta:editing-cycles>4</meta:editing-cycles>
    <meta:generator>LibreOffice/6.2.7.1$Linux_X86_64 LibreOffice_project/20$Build-1</meta:generator>
    <meta:document-statistic meta:object-count="38"/>
  </office:meta>
</office:document-meta>
</file>